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ource Serif Pro Light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ource Serif Pro Light" fo:font-weight="normal" style:font-weight-asian="normal" style:font-weight-complex="normal"/>
    </style:style>
    <style:style style:name="P7" style:family="paragraph" style:parent-style-name="Standard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8" style:family="paragraph" style:parent-style-name="Standard">
      <style:text-properties style:font-name="Source Serif Pro Light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10" style:family="paragraph" style:parent-style-name="Standard">
      <style:text-properties style:font-name="Source Serif Pro Light1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ource Serif Pro Light1"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Source Serif Pro Light1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ource Serif Pro Light1" fo:font-weight="normal" style:font-name-asian="Source Serif Pro Light1" style:font-weight-asian="normal" style:font-name-complex="Source Serif Pro Light1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ource Serif Pro Light1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Source Serif Pro Light" fo:font-weight="normal" style:font-weight-asian="normal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Source Serif Pro Light1"/>
    </style:style>
    <style:style style:name="T3" style:family="text">
      <style:text-properties style:text-position="super 58%" style:font-name="Source Serif Pro Light1" style:font-name-asian="Source Serif Pro Light1" style:font-name-complex="Source Serif Pro Light1"/>
    </style:style>
    <style:style style:name="T4" style:family="text">
      <style:text-properties style:text-position="super 58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5" style:family="text">
      <style:text-properties style:font-name="Source Serif Pro Light1"/>
    </style:style>
    <style:style style:name="T6" style:family="text">
      <style:text-properties style:font-name="Source Serif Pro Light1" fo:font-size="14pt" style:font-size-asian="14pt" style:font-size-complex="14pt"/>
    </style:style>
    <style:style style:name="T7" style:family="text">
      <style:text-properties style:font-name="Source Serif Pro Light1" style:font-name-asian="Source Serif Pro Light1" style:font-name-complex="Source Serif Pro Light1"/>
    </style:style>
    <style:style style:name="T8" style:family="text">
      <style:text-properties style:font-name="Source Serif Pro Light1" style:font-name-asian="SimSun" style:font-name-complex="Lucida Sans"/>
    </style:style>
    <style:style style:name="T9" style:family="text">
      <style:text-properties style:font-name="Source Serif Pro Light1" fo:font-style="italic" style:font-name-asian="Source Serif Pro Light1" style:font-style-asian="italic" style:font-name-complex="Source Serif Pro Light1" style:font-style-complex="italic"/>
    </style:style>
    <style:style style:name="T10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="Source Serif Pro Light1"/>
    </style:style>
    <style:style style:name="T13" style:family="text">
      <style:text-properties style:text-position="sub 58%" style:font-name="Source Serif Pro Light1" style:font-name-asian="Source Serif Pro Light1" style:font-name-complex="Source Serif Pro Light1"/>
    </style:style>
    <style:style style:name="T14" style:family="text">
      <style:text-properties style:text-position="sub 58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5" style:family="text">
      <style:text-properties style:font-name-asian="Source Serif Pro Light1" style:font-name-complex="Source Serif Pro Light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11. </text:p>
            <text:p text:style-name="P3">Differential entropy of Gaussian and uniform pdfs. </text:p>
            <text:p text:style-name="P3">Explain which distribution has maximum differential entropy and under which conditions (intuitive explanation with examples).</text:p>
            <text:p text:style-name="P3"/>
          </table:table-cell>
        </table:table-row>
      </table:table>
      <text:p text:style-name="P4"/>
      <text:p text:style-name="P8">Entropie différentielle</text:p>
      <text:p text:style-name="P4"/>
      <text:p text:style-name="P4">Soit X une variable aléatoire à valeurs réelles avec une densité de fonction (pdf) fX(x),alors l'entropie différentielle se note : </text:p>
      <text:p text:style-name="P9">h(X) = - <text:span text:style-name="T7">∫</text:span>f<text:span text:style-name="T11">X</text:span>(x)log<text:span text:style-name="T11">2</text:span>f<text:span text:style-name="T11">X</text:span>(x)dx = E<text:span text:style-name="T11">fX</text:span>[-log<text:span text:style-name="T11">2</text:span>f<text:span text:style-name="T11">X</text:span>(x)]</text:p>
      <text:p text:style-name="P9"/>
      <text:p text:style-name="P7"/>
      <text:p text:style-name="P4">Propriétés :</text:p>
      <text:list xml:id="list7919131263761584819" text:style-name="L1">
        <text:list-item>
          <text:p text:style-name="P15">h(X) peut être négatif</text:p>
        </text:list-item>
        <text:list-item>
          <text:p text:style-name="P15">h(X + a) = h(X) <text:tab/>translation ne change pas l'entropie</text:p>
        </text:list-item>
        <text:list-item>
          <text:p text:style-name="P15">h(aX) = h(X) + log|a|<text:tab/><text:tab/>multiplication par un scalaire </text:p>
        </text:list-item>
        <text:list-item>
          <text:p text:style-name="P15">h(AX) + h(X) + log|det(A)|<text:tab/><text:tab/>multiplication par un vecteur</text:p>
        </text:list-item>
      </text:list>
      <text:p text:style-name="P6"/>
      <text:p text:style-name="P8">Entropie différentielle Gaussienne</text:p>
      <text:p text:style-name="P4"/>
      <text:p text:style-name="P9">h(x) = 0.5log<text:span text:style-name="T11">2</text:span>(2<text:span text:style-name="T5">πeσ</text:span><text:span text:style-name="T2">2</text:span><text:span text:style-name="T12">X</text:span><text:span text:style-name="T5">)</text:span></text:p>
      <text:p text:style-name="P11"/>
      <text:p text:style-name="P6"><text:span text:style-name="T5">L'entropie différentielle peut être négative donc pour que log2(a) </text:span><text:span text:style-name="T7">≤</text:span><text:span text:style-name="T8"> 0 =&gt; a </text:span><text:span text:style-name="T7">≤ 1 =&gt; </text:span><text:span text:style-name="T15">2</text:span><text:span text:style-name="T7">πeσ</text:span><text:span text:style-name="T3">2</text:span><text:span text:style-name="T13">X</text:span><text:span text:style-name="T7"> </text:span><text:span text:style-name="T7">≤ 1 </text:span></text:p>
      <text:p text:style-name="P6"><text:span text:style-name="T7">=&gt; </text:span><text:span text:style-name="T7">σ</text:span><text:span text:style-name="T3">2</text:span><text:span text:style-name="T13">X</text:span><text:span text:style-name="T7"> </text:span><text:span text:style-name="T7">≤ 1 / </text:span><text:span text:style-name="T15">2</text:span><text:span text:style-name="T7">πe.</text:span></text:p>
      <text:p text:style-name="P13"/>
      <text:p text:style-name="P6"><text:span text:style-name="T7">L'entropie entre deux variables aléatoire indépendantes tel que X</text:span><text:span text:style-name="T13">1</text:span><text:span text:style-name="T7"> ~ </text:span><text:span text:style-name="T9">N</text:span><text:span text:style-name="T10">(x</text:span><text:span text:style-name="T14">1</text:span><text:span text:style-name="T10">, σ</text:span><text:span text:style-name="T4">2</text:span><text:span text:style-name="T14">X,</text:span><text:span text:style-name="T10">) et </text:span></text:p>
      <text:p text:style-name="P6"><text:span text:style-name="T10">X</text:span><text:span text:style-name="T14">2</text:span><text:span text:style-name="T10"> ~ </text:span><text:span text:style-name="T9">N</text:span><text:span text:style-name="T10">(x</text:span><text:span text:style-name="T14">2</text:span><text:span text:style-name="T10">, σ</text:span><text:span text:style-name="T4">2</text:span><text:span text:style-name="T14">X2</text:span><text:span text:style-name="T10">), leur somme Y = X</text:span><text:span text:style-name="T14">1</text:span><text:span text:style-name="T10"> + X</text:span><text:span text:style-name="T14">2</text:span><text:span text:style-name="T10"> a comme entropie différentielle, la suivante : </text:span></text:p>
      <text:p text:style-name="P5"><text:span text:style-name="T10">h(Y) = E</text:span><text:span text:style-name="T14">fY</text:span><text:span text:style-name="T10">[-log</text:span><text:span text:style-name="T14">2</text:span><text:span text:style-name="T10">f</text:span><text:span text:style-name="T14">Y</text:span><text:span text:style-name="T10">(y)] = 0.5log2(2</text:span><text:span text:style-name="T10">πe(σ</text:span><text:span text:style-name="T4">2</text:span><text:span text:style-name="T14">X,</text:span><text:span text:style-name="T10"> + </text:span><text:span text:style-name="T10">σ</text:span><text:span text:style-name="T4">2</text:span><text:span text:style-name="T14">X2</text:span><text:span text:style-name="T10">)) </text:span></text:p>
      <text:p text:style-name="P12"/>
      <text:p text:style-name="P4"><text:span text:style-name="T6">Entropie différentielle Uniforme</text:span><text:span text:style-name="T5"> </text:span></text:p>
      <text:p text:style-name="P10"/>
      <text:p text:style-name="P5"><text:span text:style-name="T5">h(X) = log</text:span><text:span text:style-name="T12">2</text:span><text:span text:style-name="T5">(b-a) avec X défini sur [a,b]</text:span></text:p>
      <text:p text:style-name="P12"/>
      <text:p text:style-name="P14">Entropie différentielle maximum</text:p>
      <text:p text:style-name="P11"/>
      <text:p text:style-name="P11">La distribution Gaussienne est celle qui a une entropie différentielle max parmi toutes les distributions possibles, avec la même variance.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23:27.69</meta:creation-date>
    <dc:date>2020-06-25T08:31:56.19</dc:date>
    <dc:creator>Oetske L</dc:creator>
    <meta:editing-duration>PT48M53S</meta:editing-duration>
    <meta:editing-cycles>9</meta:editing-cycles>
    <meta:generator>OpenOffice/4.1.4$Win32 OpenOffice.org_project/414m5$Build-9788</meta:generator>
    <meta:document-statistic meta:table-count="1" meta:image-count="0" meta:object-count="0" meta:page-count="1" meta:paragraph-count="23" meta:word-count="200" meta:character-count="1270"/>
  </office:meta>
</office:document-meta>
</file>